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f0ff" officeooo:paragraph-rsid="0017f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orio do Encontro de Ciencia Aberta</text:p>
      <text:p text:style-name="P1">Vou participar do workshop de Content Mining</text:p>
      <text:p text:style-name="P1">Pretendo participar do Seminário Internacional "Ciência Aberta, Questões Abertas" no dia 20/08, quarta-feira, às 14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1:24:14.222000000</meta:creation-date>
    <dc:date>2014-08-18T11:28:19.841000000</dc:date>
    <meta:editing-duration>P0D</meta:editing-duration>
    <meta:editing-cycles>1</meta:editing-cycles>
    <meta:document-statistic meta:table-count="0" meta:image-count="0" meta:object-count="0" meta:page-count="1" meta:paragraph-count="3" meta:word-count="28" meta:character-count="202" meta:non-whitespace-character-count="177"/>
    <meta:generator>LibreOffice/4.2.5.2$Windows_x86 LibreOffice_project/61cb170a04bb1f12e77c884eab9192be736ec5f5</meta:generator>
  </office:meta>
</office:document-meta>
</file>